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5efc3" officeooo:paragraph-rsid="0005efc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fo:font-weight="normal" officeooo:rsid="0005efc3" officeooo:paragraph-rsid="0005efc3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fo:font-weight="normal" officeooo:rsid="00077c6b" officeooo:paragraph-rsid="00077c6b" style:font-size-asian="11pt" style:font-weight-asian="normal" style:font-size-complex="11pt" style:font-weight-complex="normal"/>
    </style:style>
    <style:style style:name="T1" style:family="text">
      <style:text-properties officeooo:rsid="00077c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IERI “PAOLA”</text:p>
      <text:p text:style-name="P1"/>
      <text:p text:style-name="P2">Allestimento giardino villa in zona residenziale mq 450 CA</text:p>
      <text:p text:style-name="P2"/>
      <text:p text:style-name="P2">Pregetto di garden design</text:p>
      <text:p text:style-name="P2"/>
      <text:p text:style-name="P2">Allestimento impianto di irrigazione wi-fy, <text:span text:style-name="T1">irrigatori statici rotetor a basso consumo idrico e un miglior effetto pioggia con testine di gittate comprese tra i mt 2,5 ai 6, sensore pioggia</text:span></text:p>
      <text:p text:style-name="P2"/>
      <text:p text:style-name="P3">Allestimento contenimenti già esistenti, sostituito vecchi mattoni in tufo con legno, aumentato la superficie del prato retro casa</text:p>
      <text:p text:style-name="P3"/>
      <text:p text:style-name="P3">Allestimento aiuole sui 2 terrazzamenti con cultivar di perenni, graminacee, sempreverdi, cespugli, caduche sulle pareti esterne, teli per infestanti e pacciamatura con cippato di legno “certificato anti combustione”</text:p>
      <text:p text:style-name="P3"/>
      <text:p text:style-name="P3">Riporto di terra ricca di sostanza organica </text:p>
      <text:p text:style-name="P3"/>
      <text:p text:style-name="P3">Posa prato a rotoli mq 300 CA</text:p>
      <text:p text:style-name="P3"/>
      <text:p text:style-name="P3">Allestimento fioriere con traversine “certificate” a contenimento di aceri con piante a basso portamento alla base <text:s/>e la seconda con ulivo secolare e tapezzanti di verbena ybrida che fiorisce in estate e primavera di lilla</text:p>
      <text:p text:style-name="P3"/>
      <text:p text:style-name="P3">Fornitura di robot GPS per il taglio dei prati posizionati in più punti, quindi lui li raggiungerà attraversando i marciapiedi per spostarsi da una zona a un altra, controllo visivo movimento e ostacoli, riconoscimento botanico, wi-fy, piatto taglia erba flottante anti urt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8T13:48:56.354550600</meta:creation-date>
    <dc:date>2026-02-08T13:58:50.764881300</dc:date>
    <meta:editing-duration>PT9M54S</meta:editing-duration>
    <meta:editing-cycles>2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10" meta:word-count="182" meta:character-count="1201" meta:non-whitespace-character-count="1027"/>
  </office:meta>
</office:document-meta>
</file>